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officeooo:rsid="00067b16" officeooo:paragraph-rsid="00067b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df asdf asdf asdf asdf asdf asdf asdf asdf asdf asdf asdf asdf asdf asdf asdf asdf asdf asdf asdf asdf asdf asdf asdf asdf asdf asdf asdf asdf asdf asdf asdf asdf asdf asdf asdf asdf asdf asdf asdf asdf asdf 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los </meta:initial-creator>
    <meta:creation-date>2016-01-07T13:39:13.974006883</meta:creation-date>
    <dc:date>2016-01-07T13:39:49.775310201</dc:date>
    <dc:creator>Miklos </dc:creator>
    <meta:editing-duration>PT36S</meta:editing-duration>
    <meta:editing-cycles>1</meta:editing-cycles>
    <meta:document-statistic meta:table-count="0" meta:image-count="0" meta:object-count="0" meta:page-count="1" meta:paragraph-count="1" meta:word-count="43" meta:character-count="212" meta:non-whitespace-character-count="170"/>
    <meta:generator>LibreOfficeDev/5.2.0.0.alpha0$Linux_X86_64 LibreOffice_project/9b6ebd0f17966b775ad5af7639ac58dbaccc1137</meta:generator>
  </office:meta>
</office:document-meta>
</file>